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42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9" style:family="graphic" style:parent-style-name="objectwithoutfill">
      <style:graphic-properties draw:stroke="dash" draw:stroke-dash="_32__20_Dots_20_1_20_Dash" svg:stroke-color="#000000" draw:marker-end="Arrow" draw:marker-end-width="0.2cm" draw:fill="none" draw:fill-color="#ffffff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8.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8.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cm" fo:min-width="8.20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202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202cm"/>
    </style:style>
    <style:style style:name="gr17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9" style:family="graphic" style:parent-style-name="standard">
      <style:graphic-properties draw:stroke="none" svg:stroke-color="#000000" draw:marker-end="Arrow" draw:marker-end-width="0.2cm" draw:fill="none" draw:fill-color="#ffffff" draw:textarea-horizontal-align="center" draw:textarea-vertical-align="middle" draw:auto-grow-height="true" draw:auto-grow-width="false" fo:min-height="0.955cm" fo:min-width="0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3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35cm"/>
    </style:style>
    <style:style style:name="gr22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8.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25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87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2cm" fo:min-width="3.259cm"/>
    </style:style>
    <style:style style:name="gr27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3" style:family="paragraph">
      <style:paragraph-properties fo:text-align="end"/>
      <style:text-properties fo:font-size="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start"/>
      <style:text-properties fo:font-size="8pt"/>
    </style:style>
    <style:style style:name="P14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5" style:family="paragraph">
      <style:paragraph-properties fo:text-align="center"/>
    </style:style>
    <style:style style:name="T1" style:family="text">
      <style:text-properties style:font-name="Source Code Pro Medium1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4.092cm" svg:x="23.798cm" svg:y="7.95cm">
          <text:p text:style-name="P1"><text:span text:style-name="T1"><text:a xlink:href="https://github.com/rdo-packages/nova-distgit" xlink:type="simple">https://github.com/rdo-packages/nova-distgit</text:a></text:span><text:span text:style-name="T1"> </text:span></text:p>
          <text:p text:style-name="P1"><text:span text:style-name="T1"><text:a xlink:href="https://review.rdoproject.org/" xlink:type="simple">https://review.rdoproject.org</text:a></text:span><text:span text:style-name="T1"> </text:span></text:p>
          <text:p text:style-name="P1"><text:span text:style-name="T1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3cm" svg:x="14.462cm" svg:y="12.842cm">
          <text:p text:style-name="P1"><text:span text:style-name="T1"><text:a xlink:href="https://github.com/openstack/nova" xlink:type="simple">https://github.com/openstack/nova</text:a>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cm" svg:height="1.25cm" svg:x="14.462cm" svg:y="11.592cm">
          <text:p text:style-name="P4"><text:span text:style-name="T2">Upstream git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cm" svg:height="1.25cm" svg:x="23.798cm" svg:y="6.7cm">
          <text:p text:style-name="P4"><text:span text:style-name="T2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cm" svg:height="0.5cm" svg:x="17.962cm" svg:y="13.592cm">
          <text:p text:style-name="P3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cm" svg:height="0.5cm" svg:x="17.962cm" svg:y="14.342cm">
          <text:p text:style-name="P3"><text:span text:style-name="T1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17.962cm" svg:y="15.092cm">
          <text:p text:style-name="P3"><text:span text:style-name="T1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cm" svg:height="0.5cm" svg:x="23.798cm" svg:y="10.05cm">
          <text:p text:style-name="P1"><text:span text:style-name="T1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cm" svg:height="0.5cm" svg:x="23.798cm" svg:y="9.3cm">
          <text:p text:style-name="P1"><text:span text:style-name="T1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5cm" svg:height="0.569cm" svg:x="14.462cm" svg:y="12.342cm">
          <draw:text-box>
            <text:p text:style-name="P1"><text:span text:style-name="T3">source code of upstream project</text:span></text:p>
          </draw:text-box>
        </draw:frame>
        <draw:frame draw:style-name="gr6" draw:text-style-name="P7" draw:layer="layout" svg:width="9cm" svg:height="0.569cm" svg:x="23.798cm" svg:y="7.45cm">
          <draw:text-box>
            <text:p text:style-name="P1"><text:span text:style-name="T3">.spec files and files <text:s/>to build RPM packages from latest upstream</text:span></text:p>
          </draw:text-box>
        </draw:frame>
        <draw:frame draw:style-name="gr7" draw:text-style-name="P8" draw:layer="layout" svg:width="2.5cm" svg:height="0.607cm" svg:x="15.514cm" svg:y="13.542cm">
          <draw:text-box>
            <text:p text:style-name="P3"><text:span text:style-name="T1">branches</text:span></text:p>
          </draw:text-box>
        </draw:frame>
        <draw:custom-shape draw:style-name="gr5" draw:text-style-name="P2" draw:layer="layout" svg:width="3cm" svg:height="0.5cm" svg:x="29.8cm" svg:y="10.358cm">
          <text:p text:style-name="P1"><text:span text:style-name="T1">liberty-r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3cm" svg:height="0.5cm" svg:x="29.8cm" svg:y="9.596cm">
          <text:p text:style-name="P1"><text:span text:style-name="T1">mitaka-rdo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cm" svg:height="0.887cm" svg:x="26.848cm" svg:y="10.5cm">
          <draw:text-box>
            <text:p text:style-name="P9"><text:span text:style-name="T3">synced once per cycle from delorean</text:span></text:p>
          </draw:text-box>
        </draw:frame>
        <draw:connector draw:style-name="gr9" draw:text-style-name="P11" draw:layer="layout" svg:x1="26.798cm" svg:y1="10.3cm" svg:x2="29.8cm" svg:y2="9.846cm" draw:start-shape="id1" draw:start-glue-point="1" draw:end-shape="id2" draw:end-glue-point="3" svg:d="M26798 10300h1501v-454h1501" svg:viewBox="0 0 3003 455">
          <text:p/>
        </draw:connector>
        <draw:custom-shape draw:style-name="gr10" draw:text-style-name="P2" xml:id="id7" draw:id="id7" draw:layer="layout" svg:width="9cm" svg:height="2.25cm" svg:x="23.85cm" svg:y="18.2cm">
          <text:p text:style-name="P1"><text:span text:style-name="T1"><text:a xlink:href="http://cbs.centos.org/koji/" xlink:type="simple">http://cbs.centos.org/koji/</text:a></text:span><text:span text:style-name="T1">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3" draw:id="id13" draw:layer="layout" svg:width="9cm" svg:height="1.5cm" svg:x="23.85cm" svg:y="16.7cm">
          <text:p text:style-name="P4"><text:span text:style-name="T2">CentOS Build Sys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9cm" svg:height="0.75cm" svg:x="23.85cm" svg:y="19.05cm">
          <text:p text:style-name="P1"><text:span text:style-name="T1">Tags: cloud7-openstack-mitaka-[testing|release]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cm" svg:height="0.887cm" svg:x="23.85cm" svg:y="17.313cm">
          <draw:text-box>
            <text:p text:style-name="P1"><text:span text:style-name="T3">Builds packages according to CentOS directives</text:span></text:p>
          </draw:text-box>
        </draw:frame>
        <draw:custom-shape draw:style-name="gr5" draw:text-style-name="P2" draw:layer="layout" svg:width="3cm" svg:height="0.5cm" svg:x="23.798cm" svg:y="10.85cm">
          <text:p text:style-name="P1"><text:span text:style-name="T1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8.702cm" svg:height="1.55cm" svg:x="23.998cm" svg:y="30.7cm">
          <text:p text:style-name="P1"><text:span text:style-name="T1"><text:a xlink:href="http://mirror.centos.org/" xlink:type="simple">http://mirror.centos.org</text:a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8.702cm" svg:height="1.5cm" svg:x="23.998cm" svg:y="29.2cm">
          <text:p text:style-name="P4"><text:span text:style-name="T2">RDO stable CloudSIG pro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702cm" svg:height="0.5cm" svg:x="23.998cm" svg:y="31.45cm">
          <text:p text:style-name="P1"><text:span text:style-name="T1">/$DIST/openstack-mitaka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702cm" svg:height="0.887cm" svg:x="23.998cm" svg:y="29.781cm">
          <draw:text-box>
            <text:p text:style-name="P1"><text:span text:style-name="T3">Serves RDO stable version</text:span></text:p>
          </draw:text-box>
        </draw:frame>
        <draw:custom-shape draw:style-name="gr11" draw:text-style-name="P5" draw:layer="layout" svg:width="9cm" svg:height="1.5cm" svg:x="35.7cm" svg:y="23.4cm">
          <text:p text:style-name="P4"><text:span text:style-name="T2">RDO Stable CI jobs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cm" svg:height="0.887cm" svg:x="35.75cm" svg:y="24.074cm">
          <draw:text-box>
            <text:p text:style-name="P1"><text:span text:style-name="T3">Performs CI jobs on stable repos</text:span></text:p>
          </draw:text-box>
        </draw:frame>
        <draw:custom-shape draw:style-name="gr11" draw:text-style-name="P2" xml:id="id6" draw:id="id6" draw:layer="layout" svg:width="9cm" svg:height="1.5cm" svg:x="35.7cm" svg:y="24.8cm">
          <text:p text:style-name="P1"><text:span text:style-name="T1">CI engines</text:span></text:p>
          <text:p text:style-name="P1"><text:span text:style-name="T1"><text:a xlink:href="https://ci.centos.org/view/rdo/" xlink:type="simple">https://ci.centos.org/view/rd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svg:x1="20.962cm" svg:y1="14.592cm" svg:x2="26.476cm" svg:y2="14.589cm" draw:start-shape="id3" draw:start-glue-point="1" draw:end-shape="id4" draw:end-glue-point="3" svg:d="M20962 14592h2757v-3h2757" svg:viewBox="0 0 5515 4">
          <text:p/>
        </draw:connector>
        <draw:connector draw:style-name="gr17" draw:text-style-name="P12" draw:layer="layout" draw:line-skew="0cm 1.227cm" svg:x1="32.8cm" svg:y1="9.846cm" svg:x2="28.355cm" svg:y2="13.954cm" draw:start-shape="id2" draw:start-glue-point="1" draw:end-shape="id4" draw:end-glue-point="0" svg:d="M32800 9846h501v3406h-4946v702" svg:viewBox="0 0 4947 4109">
          <text:p/>
        </draw:connector>
        <draw:connector draw:style-name="gr17" draw:text-style-name="P12" draw:layer="layout" svg:x1="32.85cm" svg:y1="25.55cm" svg:x2="35.7cm" svg:y2="25.55cm" draw:start-shape="id5" draw:end-shape="id6" draw:end-glue-point="3" svg:d="M32850 25550h2850" svg:viewBox="0 0 2851 1">
          <text:p/>
        </draw:connector>
        <draw:connector draw:style-name="gr17" draw:text-style-name="P12" draw:layer="layout" svg:x1="28.35cm" svg:y1="20.45cm" svg:x2="28.35cm" svg:y2="23.2cm" draw:start-shape="id7" draw:start-glue-point="2" draw:end-shape="id8" draw:end-glue-point="0" svg:d="M28350 20450v2750" svg:viewBox="0 0 1 2751">
          <text:p/>
        </draw:connector>
        <draw:frame draw:style-name="gr18" draw:text-style-name="P7" draw:layer="layout" svg:width="2.25cm" svg:height="0.569cm" svg:x="33.2cm" svg:y="24.95cm">
          <draw:text-box>
            <text:p text:style-name="P1"><text:span text:style-name="T3">Fetch RPMs</text:span></text:p>
          </draw:text-box>
        </draw:frame>
        <draw:frame draw:style-name="gr19" draw:text-style-name="P14" draw:layer="layout" svg:width="4.5cm" svg:height="1.205cm" svg:x="28.2cm" svg:y="27.245cm">
          <draw:text-box>
            <text:p text:style-name="P13"><text:span text:style-name="T3">Sign patches and promote to “Released“ when CI passed</text:span></text:p>
          </draw:text-box>
        </draw:frame>
        <draw:frame draw:style-name="gr8" draw:text-style-name="P14" draw:layer="layout" svg:width="3.75cm" svg:height="0.887cm" svg:x="20.95cm" svg:y="13.7cm">
          <draw:text-box>
            <text:p text:style-name="P13"><text:span text:style-name="T3">Get tarballon each manually triggered build</text:span></text:p>
          </draw:text-box>
        </draw:frame>
        <draw:custom-shape draw:style-name="gr20" draw:text-style-name="P2" draw:layer="layout" svg:width="7.85cm" svg:height="2.95cm" svg:x="35.9cm" svg:y="13.096cm">
          <text:p text:style-name="P1"><text:span text:style-name="T1"><text:a xlink:href="https://github.com/rdo-packages/nova" xlink:type="simple">https://github.com/rdo-packages/nova</text:a></text:span><text:span text:style-name="T1"> <text:s/></text:span></text:p>
          <text:p text:style-name="P1"><text:span text:style-name="T1"><text:a xlink:href="https://review.rdoproject.org/" xlink:type="simple">https://review.rdoproject.org</text:a></text:span><text:span text:style-name="T1"> </text:span></text:p>
          <text:p text:style-name="P1"><text:span text:style-name="T1">project:openstack/nov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7.85cm" svg:height="1.25cm" svg:x="35.9cm" svg:y="11.846cm">
          <text:p text:style-name="P4"><text:span text:style-name="T2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3cm" svg:height="0.5cm" svg:x="35.907cm" svg:y="14.342cm">
          <text:p text:style-name="P3"><text:span text:style-name="T1">mitaka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5cm" svg:x="35.907cm" svg:y="15.104cm">
          <text:p text:style-name="P3"><text:span text:style-name="T1">f23-patche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5cm" svg:height="0.569cm" svg:x="37.25cm" svg:y="12.596cm">
          <draw:text-box>
            <text:p text:style-name="P1"><text:span text:style-name="T3">contains patched repos for projects</text:span></text:p>
          </draw:text-box>
        </draw:frame>
        <draw:frame draw:style-name="gr7" draw:text-style-name="P8" draw:layer="layout" svg:width="2.5cm" svg:height="0.607cm" svg:x="38.302cm" svg:y="14.296cm">
          <draw:text-box>
            <text:p text:style-name="P3"><text:span text:style-name="T1">branches</text:span></text:p>
          </draw:text-box>
        </draw:frame>
        <draw:connector draw:style-name="gr17" draw:text-style-name="P12" draw:layer="layout" svg:x1="35.907cm" svg:y1="14.592cm" svg:x2="30.235cm" svg:y2="14.589cm" draw:start-shape="id9" draw:start-glue-point="3" draw:end-shape="id4" draw:end-glue-point="1" svg:d="M35907 14592h-2836v-3h-2836" svg:viewBox="0 0 5673 4">
          <text:p/>
        </draw:connector>
        <draw:custom-shape draw:style-name="gr22" draw:text-style-name="P15" draw:layer="layout" svg:width="0.5cm" svg:height="0.5cm" svg:x="27.348cm" svg:y="11.5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5cm" svg:x="28.448cm" svg:y="11.5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0" draw:id="id10" draw:layer="layout" svg:width="9cm" svg:height="1.75cm" svg:x="23.85cm" svg:y="24.7cm">
          <text:p text:style-name="P15"><text:span text:style-name="T1"><text:a xlink:href="http://buildlogs.centos.org/" xlink:type="simple">http://buildlogs.centos.org</text:a>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9cm" svg:height="1.5cm" svg:x="23.85cm" svg:y="23.2cm">
          <text:p text:style-name="P15"><text:span text:style-name="T2">RDO stable testing repos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cm" svg:height="0.887cm" svg:x="23.9cm" svg:y="23.874cm">
          <draw:text-box>
            <text:p text:style-name="P15"><text:span text:style-name="T3">Serves yum repos RDO stable testing</text:span></text:p>
          </draw:text-box>
        </draw:frame>
        <draw:custom-shape draw:style-name="gr24" draw:text-style-name="P2" xml:id="id5" draw:id="id5" draw:layer="layout" svg:width="9cm" svg:height="0.5cm" svg:x="23.85cm" svg:y="25.3cm">
          <text:p text:style-name="P15"><text:span text:style-name="T1">$DIST/openstack-mitaka</text:span></text:p>
          <draw:enhanced-geometry svg:viewBox="0 0 21600 21600" draw:type="rectangle" draw:enhanced-path="M 0 0 L 21600 0 21600 21600 0 21600 0 0 Z N"/>
        </draw:custom-shape>
        <draw:connector draw:style-name="gr17" draw:text-style-name="P12" draw:layer="layout" svg:x1="28.35cm" svg:y1="26.45cm" svg:x2="28.349cm" svg:y2="29.2cm" draw:start-shape="id10" draw:end-shape="id11" svg:d="M28350 26450v1375h-1v1375" svg:viewBox="0 0 2 2751">
          <text:p/>
        </draw:connector>
        <draw:frame draw:style-name="gr19" draw:text-style-name="P14" draw:layer="layout" svg:width="4.5cm" svg:height="1.205cm" svg:x="28.2cm" svg:y="21.45cm">
          <draw:text-box>
            <text:p text:style-name="P13"><text:span text:style-name="T3">“</text:span><text:span text:style-name="T3">Testing“ packages are copied to buildlogs repository.</text:span></text:p>
          </draw:text-box>
        </draw:frame>
        <draw:frame draw:style-name="gr8" draw:text-style-name="P14" draw:layer="layout" svg:width="3.75cm" svg:height="0.887cm" svg:x="29.2cm" svg:y="12.45cm">
          <draw:text-box>
            <text:p text:style-name="P1"><text:span text:style-name="T3">Get spec and <text:s/>other required files</text:span></text:p>
          </draw:text-box>
        </draw:frame>
        <draw:frame draw:style-name="gr25" draw:text-style-name="P14" draw:layer="layout" svg:width="3.75cm" svg:height="0.887cm" svg:x="32.5cm" svg:y="14.696cm">
          <draw:text-box>
            <text:p text:style-name="P3"><text:span text:style-name="T3">Get paches to during on packaging</text:span></text:p>
          </draw:text-box>
        </draw:frame>
        <draw:custom-shape draw:style-name="gr26" draw:text-style-name="P5" xml:id="id4" draw:id="id4" draw:layer="layout" svg:width="3.759cm" svg:height="1.27cm" svg:x="26.476cm" svg:y="13.954cm">
          <text:p text:style-name="P4"><text:span text:style-name="T2">rdopkg</text:span></text:p>
          <draw:enhanced-geometry svg:viewBox="0 0 21600 21600" draw:type="rectangle" draw:enhanced-path="M 0 0 L 21600 0 21600 21600 0 21600 0 0 Z N"/>
        </draw:custom-shape>
        <draw:frame draw:style-name="gr6" draw:text-style-name="P7" xml:id="id12" draw:id="id12" draw:layer="layout" svg:width="3.75cm" svg:height="0.569cm" svg:x="26.476cm" svg:y="14.704cm">
          <draw:text-box>
            <text:p text:style-name="P1"><text:span text:style-name="T3">RDO packaging tool</text:span></text:p>
          </draw:text-box>
        </draw:frame>
        <draw:frame draw:style-name="gr27" draw:text-style-name="P14" draw:layer="layout" svg:width="2.25cm" svg:height="0.569cm" svg:x="26.2cm" svg:y="15.531cm">
          <draw:text-box>
            <text:p text:style-name="P3"><text:span text:style-name="T3">Build request</text:span></text:p>
          </draw:text-box>
        </draw:frame>
        <draw:connector draw:style-name="gr17" draw:text-style-name="P12" draw:layer="layout" svg:x1="28.351cm" svg:y1="15.273cm" svg:x2="28.35cm" svg:y2="16.7cm" draw:start-shape="id12" draw:start-glue-point="2" draw:end-shape="id13" draw:end-glue-point="0" svg:d="M28351 15273v713h-1v714" svg:viewBox="0 0 2 1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4-21T20:30:35.132517690</dc:date>
    <meta:editing-duration>P10DT15H36M22S</meta:editing-duration>
    <meta:editing-cycles>80</meta:editing-cycles>
    <meta:generator>LibreOffice/5.0.3.2$Linux_X86_64 LibreOffice_project/00$Build-2</meta:generator>
    <dc:creator>Alfredo Moralejo</dc:creator>
    <meta:document-statistic meta:object-count="56"/>
  </office:meta>
</office:document-meta>
</file>